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style:font-style-asian="italic" style:font-style-complex="italic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fo:font-style="italic" style:font-style-asian="italic" style:font-style-complex="italic"/>
    </style:style>
    <style:style style:name="T147" style:family="text">
      <style:text-properties fo:font-style="italic" style:font-style-asian="italic" style:font-style-complex="italic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style:font-style-asian="italic" style:font-style-complex="italic"/>
    </style:style>
    <style:style style:name="T151" style:family="text">
      <style:text-properties fo:font-style="italic" style:font-style-asian="italic" style:font-style-complex="italic"/>
    </style:style>
    <style:style style:name="T152" style:family="text">
      <style:text-properties fo:font-style="italic" style:font-style-asian="italic" style:font-style-complex="italic"/>
    </style:style>
    <style:style style:name="T153" style:family="text">
      <style:text-properties fo:font-style="italic" style:font-style-asian="italic" style:font-style-complex="italic"/>
    </style:style>
    <style:style style:name="T154" style:family="text">
      <style:text-properties fo:font-style="italic" style:font-style-asian="italic" style:font-style-complex="italic"/>
    </style:style>
    <style:style style:name="T155" style:family="text">
      <style:text-properties fo:font-style="italic" style:font-style-asian="italic" style:font-style-complex="italic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29126*"/>
    </style:style>
    <style:style style:name="Table1.B" style:family="table-column">
      <style:table-column-properties style:rel-column-width="36408*"/>
    </style:style>
    <style:style style:name="Table1.A1" style:family="table-cell">
      <style:table-cell-properties fo:border="none"/>
    </style:style>
  </office:automatic-styles>
  <office:body>
    <office:text>
      <text:h text:style-name="Title">About the author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He was born on a few separate occasions</text:p>
          </table:table-cell>
          <table:table-cell table:style-name="Table1.A1" office:value-type="string">
            <text:p text:style-name="P2"><text:span text:style-name="T2">green</text:span><text:span text:style-name="T3"> </text:span><text:span text:style-name="T4">traffic</text:span><text:span text:style-name="T5"> </text:span><text:span text:style-name="T6">lights</text:span><text:span text:style-name="T7"> </text:span><text:span text:style-name="T8">at</text:span><text:span text:style-name="T9"> </text:span><text:span text:style-name="T10">night</text:span></text:p>
          </table:table-cell>
        </table:table-row>
        <table:table-row>
          <table:table-cell table:style-name="Table1.A1" office:value-type="string">
            <text:p text:style-name="Table_20_Contents">There was the day of his conception<text:line-break/>a wintery affair saved for those involved</text:p>
          </table:table-cell>
          <table:table-cell table:style-name="Table1.A1" office:value-type="string">
            <text:p text:style-name="P2"><text:span text:style-name="T11">a</text:span><text:span text:style-name="T12"> </text:span><text:span text:style-name="T13">TV</text:span><text:span text:style-name="T14"> </text:span><text:span text:style-name="T15">in</text:span><text:span text:style-name="T16"> </text:span><text:span text:style-name="T17">front</text:span><text:span text:style-name="T18"> </text:span><text:span text:style-name="T19">of</text:span><text:span text:style-name="T20"> </text:span><text:span text:style-name="T21">a</text:span><text:span text:style-name="T22"> </text:span><text:span text:style-name="T23">dumpster</text:span></text:p>
          </table:table-cell>
        </table:table-row>
        <table:table-row>
          <table:table-cell table:style-name="Table1.A1" office:value-type="string">
            <text:p text:style-name="Table_20_Contents">The day he wriggled forth<text:line-break/>from the dark tunnel of nothing<text:line-break/>his mother's womb</text:p>
          </table:table-cell>
          <table:table-cell table:style-name="Table1.A1" office:value-type="string">
            <text:p text:style-name="P2"><text:span text:style-name="T24">surprise</text:span><text:span text:style-name="T25"> </text:span><text:span text:style-name="T26">photo</text:span><text:span text:style-name="T27"> </text:span><text:span text:style-name="T28">of</text:span><text:span text:style-name="T29"> </text:span><text:span text:style-name="T30">you</text:span><text:span text:style-name="T31"> </text:span><text:span text:style-name="T32">at</text:span><text:span text:style-name="T33"> </text:span><text:span text:style-name="T34">Walgreen's</text:span></text:p>
          </table:table-cell>
        </table:table-row>
        <table:table-row>
          <table:table-cell table:style-name="Table1.A1" office:value-type="string">
            <text:p text:style-name="Table_20_Contents">The founding of his little city<text:line-break/>deep inside by the small builders<text:line-break/>alien as they were and still<text:line-break/>somehow intimately familiar</text:p>
          </table:table-cell>
          <table:table-cell table:style-name="Table1.A1" office:value-type="string">
            <text:p text:style-name="P2"><text:span text:style-name="T35">a</text:span><text:span text:style-name="T36"> </text:span><text:span text:style-name="T37">pink</text:span><text:span text:style-name="T38"> </text:span><text:span text:style-name="T39">dress</text:span><text:span text:style-name="T40"> </text:span><text:span text:style-name="T41">in</text:span><text:span text:style-name="T42"> </text:span><text:span text:style-name="T43">the</text:span><text:span text:style-name="T44"> </text:span><text:span text:style-name="T45">alley</text:span><text:span text:style-name="T46"> </text:span><text:span text:style-name="T47">behind</text:span><text:span text:style-name="T48"> </text:span><text:span text:style-name="T49">your</text:span><text:span text:style-name="T50"> </text:span><text:span text:style-name="T51">house</text:span></text:p>
          </table:table-cell>
        </table:table-row>
        <table:table-row>
          <table:table-cell table:style-name="Table1.A1" office:value-type="string">
            <text:p text:style-name="Table_20_Contents">Like any city it had its ups<text:line-break/>and downs the fever of 1994<text:line-break/>was especially devastating<text:line-break/>but they were a hardy folk<text:line-break/>not much given to flight</text:p>
          </table:table-cell>
          <table:table-cell table:style-name="Table1.A1" office:value-type="string">
            <text:p text:style-name="P2"><text:span text:style-name="T52">me</text:span><text:span text:style-name="T53"> </text:span><text:span text:style-name="T54">buying</text:span><text:span text:style-name="T55"> </text:span><text:span text:style-name="T56">a</text:span><text:span text:style-name="T57"> </text:span><text:span text:style-name="T58">Reese's</text:span><text:span text:style-name="T59"> </text:span><text:span text:style-name="T60">peanut</text:span><text:span text:style-name="T61"> </text:span><text:span text:style-name="T62">butter</text:span><text:span text:style-name="T63"> </text:span><text:span text:style-name="T64">cup</text:span><text:span text:style-name="T65"> </text:span><text:span text:style-name="T66">for</text:span><text:span text:style-name="T67"> </text:span><text:span text:style-name="T68">a</text:span><text:span text:style-name="T69"> </text:span><text:span text:style-name="T70">child</text:span><text:line-break/><text:span text:style-name="T71">[whose</text:span><text:span text:style-name="T72"> </text:span><text:span text:style-name="T73">family</text:span><text:span text:style-name="T74"> </text:span><text:span text:style-name="T75">couldn't</text:span><text:span text:style-name="T76"> </text:span><text:span text:style-name="T77">afford</text:span><text:span text:style-name="T78"> </text:span><text:span text:style-name="T79">it]</text:span><text:line-break/><text:span text:style-name="T80">in</text:span><text:span text:style-name="T81"> </text:span><text:span text:style-name="T82">front</text:span><text:span text:style-name="T83"> </text:span><text:span text:style-name="T84">of</text:span><text:span text:style-name="T85"> </text:span><text:span text:style-name="T86">me</text:span><text:span text:style-name="T87"> </text:span><text:span text:style-name="T88">in</text:span><text:span text:style-name="T89"> </text:span><text:span text:style-name="T90">line</text:span><text:span text:style-name="T91"> </text:span><text:span text:style-name="T92">at</text:span><text:span text:style-name="T93"> </text:span><text:span text:style-name="T94">Safeway</text:span></text:p>
          </table:table-cell>
        </table:table-row>
        <table:table-row>
          <table:table-cell table:style-name="Table1.A1" office:value-type="string">
            <text:p text:style-name="Table_20_Contents">As all things must pass the<text:line-break/>little city began slowly to decay<text:line-break/>the old ones claimed the young<text:line-break/>had no respect for culture anymore</text:p>
          </table:table-cell>
          <table:table-cell table:style-name="Table1.A1" office:value-type="string">
            <text:p text:style-name="P2"><text:span text:style-name="T95">trees</text:span><text:span text:style-name="T96"> </text:span><text:span text:style-name="T97">at</text:span><text:span text:style-name="T98"> </text:span><text:span text:style-name="T99">night</text:span><text:span text:style-name="T100"> </text:span><text:span text:style-name="T101">their</text:span><text:span text:style-name="T102"> </text:span><text:span text:style-name="T103">skeletons</text:span><text:line-break/><text:span text:style-name="T104">revealed</text:span><text:span text:style-name="T105"> </text:span><text:span text:style-name="T106">by</text:span><text:span text:style-name="T107"> </text:span><text:span text:style-name="T108">a</text:span><text:span text:style-name="T109"> </text:span><text:span text:style-name="T110">camera</text:span><text:span text:style-name="T111"> </text:span><text:span text:style-name="T112">flash</text:span></text:p>
          </table:table-cell>
        </table:table-row>
        <table:table-row>
          <table:table-cell table:style-name="Table1.A1" office:value-type="string">
            <text:p text:style-name="Table_20_Contents">They began to die off slowly<text:line-break/>more quickly than being born<text:line-break/>the end was coming closer</text:p>
          </table:table-cell>
          <table:table-cell table:style-name="Table1.A1" office:value-type="string">
            <text:p text:style-name="P2"><text:span text:style-name="T113">two</text:span><text:span text:style-name="T114"> </text:span><text:span text:style-name="T115">earthworms</text:span><text:span text:style-name="T116"> </text:span><text:span text:style-name="T117">on</text:span><text:span text:style-name="T118"> </text:span><text:span text:style-name="T119">pavement</text:span><text:span text:style-name="T120"> </text:span><text:span text:style-name="T121">after</text:span><text:span text:style-name="T122"> </text:span><text:span text:style-name="T123">a</text:span><text:span text:style-name="T124"> </text:span><text:span text:style-name="T125">rain</text:span></text:p>
          </table:table-cell>
        </table:table-row>
        <table:table-row>
          <table:table-cell table:style-name="Table1.A1" office:value-type="string">
            <text:p text:style-name="Table_20_Contents">As the last breath was made<text:line-break/>the last accounts closed in the city</text:p>
          </table:table-cell>
          <table:table-cell table:style-name="Table1.A1" office:value-type="string">
            <text:p text:style-name="P2"><text:span text:style-name="T126">keys</text:span><text:span text:style-name="T127"> </text:span><text:span text:style-name="T128">tacked</text:span><text:span text:style-name="T129"> </text:span><text:span text:style-name="T130">to</text:span><text:span text:style-name="T131"> </text:span><text:span text:style-name="T132">a</text:span><text:span text:style-name="T133"> </text:span><text:span text:style-name="T134">sign</text:span><text:span text:style-name="T135"> </text:span><text:span text:style-name="T136">in</text:span><text:span text:style-name="T137"> </text:span><text:span text:style-name="T138">Buffalo</text:span><text:span text:style-name="T139"> </text:span><text:span text:style-name="T140">Park</text:span></text:p>
          </table:table-cell>
        </table:table-row>
        <table:table-row>
          <table:table-cell table:style-name="Table1.A1" office:value-type="string">
            <text:p text:style-name="Table_20_Contents">It was given over to other builders</text:p>
          </table:table-cell>
          <table:table-cell table:style-name="Table1.A1" office:value-type="string">
            <text:p text:style-name="P2"><text:span text:style-name="T141">man</text:span><text:span text:style-name="T142"> </text:span><text:span text:style-name="T143">flipping</text:span><text:span text:style-name="T144"> </text:span><text:span text:style-name="T145">a</text:span><text:span text:style-name="T146"> </text:span><text:span text:style-name="T147">four-wheeler</text:span><text:span text:style-name="T148"> </text:span><text:span text:style-name="T149">and</text:span><text:span text:style-name="T150"> </text:span><text:span text:style-name="T151">walking</text:span><text:span text:style-name="T152"> </text:span><text:span text:style-name="T153">it</text:span><text:span text:style-name="T154"> </text:span><text:span text:style-name="T155">off</text:span>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bout the author</dc:title>
  </office:meta>
</office:document-meta>
</file>